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4000000425773E28E4380D8FF.png" manifest:media-type="image/png"/>
  <manifest:file-entry manifest:full-path="Pictures/100022190000070C000006D6D18F8B6EC313B3E3.svg" manifest:media-type="image/svg+xml"/>
  <manifest:file-entry manifest:full-path="Pictures/1000171D0000070C000006D6E7CF3E986AE6BC53.svg" manifest:media-type="image/svg+xml"/>
  <manifest:file-entry manifest:full-path="Pictures/10000201000000440000004290EB25777BC19A0F.png" manifest:media-type="image/png"/>
  <manifest:file-entry manifest:full-path="Pictures/100018D20000070C000006D6E9388AA0F524B0E4.svg" manifest:media-type="image/svg+xml"/>
  <manifest:file-entry manifest:full-path="Pictures/1000020100000044000000420B3C4D76A82841E6.png" manifest:media-type="image/png"/>
  <manifest:file-entry manifest:full-path="Pictures/100002010000004400000042183245D3D1DDF7B6.png" manifest:media-type="image/png"/>
  <manifest:file-entry manifest:full-path="Pictures/10000E5400000707000006D216741E64C7875B8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IN Alternate Bold1" svg:font-family="'DIN Alternate Bold'"/>
    <style:font-face style:name="DIN Alternate Bold" svg:font-family="'DIN Alternate Bold'" style:font-pitch="variable"/>
    <style:font-face style:name="Liberation Sans1" svg:font-family="'Liberation Sans'" style:font-pitch="variable"/>
    <style:font-face style:name="Microsoft YaHei" svg:font-family="'Microsoft YaHei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aHei1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8.165cm" fo:min-width="18.55cm"/>
    </style:style>
    <style:style style:name="gr2" style:family="graphic" style:parent-style-name="standard" style:list-style-name="L3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4cm" fo:min-width="11.168cm" fo:padding-top="0.165cm" fo:padding-bottom="0.165cm" fo:padding-left="0.29cm" fo:padding-right="0.29cm"/>
    </style:style>
    <style:style style:name="gr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9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1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2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5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fo:min-height="0.616cm"/>
      <style:paragraph-properties style:writing-mode="lr-tb"/>
    </style:style>
    <style:style style:name="gr17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18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326ce5"/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5" style:family="paragraph">
      <loext:graphic-properties draw:fill="solid" draw:fill-color="#d4edfb" draw:opacity="100%"/>
      <style:paragraph-properties fo:text-align="center"/>
    </style:style>
    <style:style style:name="P6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8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9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2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5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6" style:family="paragraph">
      <loext:graphic-properties draw:fill="none"/>
      <style:paragraph-properties fo:text-align="center"/>
      <style:text-properties fo:font-weight="bold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9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20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3" style:family="text">
      <style:text-properties fo:font-variant="normal" fo:text-transform="none" fo:color="#09225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4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5pt" fo:letter-spacing="normal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6" style:family="text">
      <style:text-properties fo:font-variant="normal" fo:text-transform="none" fo:color="#597fa7" loext:opacity="100%" style:text-outline="false" style:text-line-through-style="none" style:text-line-through-type="none" style:text-position="0% 100%" style:font-name="DIN Alternate Bold1" fo:font-size="14pt" fo:letter-spacing="0.005cm" fo:font-style="normal" fo:text-shadow="none" style:text-underline-style="none" fo:font-weight="bold" style:letter-kerning="true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97fa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9.05cm" svg:height="18.415cm" svg:x="4.048cm" svg:y="1.635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12.079cm" svg:height="0.922cm" draw:transform="rotate (-3.14159265358979) translate (20.051cm 16.089cm)" svg:viewBox="0 0 12080 923" draw:points="12080,923 11195,0 872,0 0,923">
          <text:p/>
        </draw:polygon>
        <draw:custom-shape draw:name="DB Pod N_3" draw:style-name="gr3" draw:text-style-name="P4" draw:layer="layout" svg:width="2.361cm" svg:height="0.749cm" svg:x="18.228cm" svg:y="8.528cm">
          <text:p text:style-name="P3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12.122cm" svg:height="8.344cm" svg:x="7.977cm" svg:y="6.0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1" draw:style-name="gr5" draw:text-style-name="P7" draw:layer="layout" svg:width="2.488cm" svg:height="0.787cm" svg:x="8.589cm" svg:y="11.492cm">
          <text:p text:style-name="P6"><text:span text:style-name="T2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1" draw:style-name="gr6" draw:text-style-name="P7" draw:layer="layout" svg:width="2.488cm" svg:height="0.791cm" svg:x="11.875cm" svg:y="11.49cm">
          <text:p text:style-name="P6"><text:span text:style-name="T2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4" draw:style-name="gr7" draw:text-style-name="P7" draw:layer="layout" svg:width="2.547cm" svg:height="0.791cm" svg:x="16.983cm" svg:y="11.49cm">
          <text:p text:style-name="P6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3" draw:style-name="gr8" draw:text-style-name="P9" draw:layer="layout" svg:width="4.684cm" svg:height="2.056cm" svg:x="13.445cm" svg:y="17.302cm">
          <text:p text:style-name="P8"><text:span text:style-name="T3">Storage</text:span><text:span text:style-name="T3"><text:line-break/></text:span><text:span text:style-name="T3">Area </text:span><text:span text:style-name="T3"><text:line-break/></text:span><text:span text:style-name="T3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0" draw:layer="layout" svg:x1="9.888cm" svg:y1="16.31cm" svg:x2="9.888cm" svg:y2="17.58cm">
          <text:p/>
        </draw:line>
        <draw:line draw:style-name="gr9" draw:text-style-name="P10" draw:layer="layout" svg:x1="13.163cm" svg:y1="16.282cm" svg:x2="13.163cm" svg:y2="17.552cm">
          <text:p/>
        </draw:line>
        <draw:line draw:style-name="gr9" draw:text-style-name="P10" draw:layer="layout" svg:x1="18.329cm" svg:y1="16.31cm" svg:x2="18.329cm" svg:y2="17.58cm">
          <text:p/>
        </draw:line>
        <draw:line draw:style-name="gr10" draw:text-style-name="P10" draw:layer="layout" svg:x1="18.289cm" svg:y1="2.993cm" svg:x2="10.413cm" svg:y2="3.007cm">
          <text:p/>
        </draw:line>
        <draw:custom-shape draw:name="Kubernetes API_1" draw:style-name="gr11" draw:text-style-name="P12" draw:layer="layout" svg:width="4.093cm" svg:height="0.872cm" svg:x="7.486cm" svg:y="4.257cm">
          <text:p text:style-name="P11"><text:span text:style-name="T3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10" draw:layer="layout" svg:x1="18.278cm" svg:y1="2.999cm" svg:x2="18.278cm" svg:y2="5.545cm">
          <text:p/>
        </draw:line>
        <draw:line draw:style-name="gr12" draw:text-style-name="P10" draw:layer="layout" svg:x1="6.383cm" svg:y1="3.005cm" svg:x2="6.376cm" svg:y2="15.805cm">
          <text:p/>
        </draw:line>
        <draw:line draw:style-name="gr10" draw:text-style-name="P10" draw:layer="layout" svg:x1="6.371cm" svg:y1="3cm" svg:x2="7.943cm" svg:y2="3cm">
          <text:p/>
        </draw:line>
        <draw:line draw:style-name="gr10" draw:text-style-name="P10" draw:layer="layout" svg:x1="6.376cm" svg:y1="10.705cm" svg:x2="7.646cm" svg:y2="10.705cm">
          <text:p/>
        </draw:line>
        <draw:line draw:style-name="gr10" draw:text-style-name="P10" draw:layer="layout" svg:x1="6.376cm" svg:y1="15.805cm" svg:x2="7.646cm" svg:y2="15.805cm">
          <text:p/>
        </draw:line>
        <draw:frame draw:style-name="gr13" draw:text-style-name="P13" draw:layer="layout" svg:width="1.984cm" svg:height="1.925cm" svg:x="8.209cm" svg:y="2.0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0B3C4D76A82841E6.png" xlink:type="simple" xlink:show="embed" xlink:actuate="onLoad" draw:mime-type="image/png"/>
        </draw:frame>
        <draw:custom-shape draw:name="Operator_1" draw:style-name="gr14" draw:text-style-name="P15" draw:layer="layout" svg:width="2.826cm" svg:height="0.876cm" svg:x="16.859cm" svg:y="8.167cm">
          <text:p text:style-name="P14"><text:span text:style-name="T4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3" draw:layer="layout" svg:width="1.803cm" svg:height="1.749cm" svg:x="8.921cm" svg:y="17.88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frame draw:style-name="gr13" draw:text-style-name="P13" draw:layer="layout" svg:width="1.803cm" svg:height="1.749cm" svg:x="12.322cm" svg:y="17.882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frame draw:style-name="gr13" draw:text-style-name="P16" draw:layer="layout" svg:width="1.803cm" svg:height="1.749cm" svg:x="17.422cm" svg:y="17.888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90EB25777BC19A0F.png" xlink:type="simple" xlink:show="embed" xlink:actuate="onLoad" draw:mime-type="image/png"/>
        </draw:frame>
        <draw:line draw:style-name="gr15" draw:text-style-name="P13" draw:layer="layout" svg:x1="8.02cm" svg:y1="9.297cm" svg:x2="20.05cm" svg:y2="9.286cm">
          <text:p/>
        </draw:line>
        <draw:line draw:style-name="gr15" draw:text-style-name="P13" draw:layer="layout" svg:x1="8.02cm" svg:y1="12.487cm" svg:x2="20.054cm" svg:y2="12.47cm">
          <text:p/>
        </draw:line>
        <draw:frame draw:style-name="gr13" draw:text-style-name="P13" draw:layer="layout" svg:width="1.803cm" svg:height="1.749cm" svg:x="17.3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3" draw:text-style-name="P13" draw:layer="layout" svg:width="1.803cm" svg:height="1.749cm" svg:x="12.1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3" draw:text-style-name="P13" draw:layer="layout" svg:width="1.803cm" svg:height="1.749cm" svg:x="8.8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183245D3D1DDF7B6.png" xlink:type="simple" xlink:show="embed" xlink:actuate="onLoad" draw:mime-type="image/png"/>
        </draw:frame>
        <draw:frame draw:style-name="gr13" draw:text-style-name="P13" draw:layer="layout" svg:width="1.803cm" svg:height="1.749cm" svg:x="17.373cm" svg:y="6.49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20100000044000000425773E28E4380D8FF.png" xlink:type="simple" xlink:show="embed" xlink:actuate="onLoad" draw:mime-type="image/png"/>
        </draw:frame>
        <draw:frame draw:style-name="gr16" draw:text-style-name="P17" draw:layer="layout" svg:width="1.48cm" svg:height="0.866cm" svg:x="13.173cm" svg:y="15.223cm">
          <draw:text-box>
            <text:p><text:span text:style-name="T5">CSI</text:span></text:p>
          </draw:text-box>
        </draw:frame>
        <draw:g draw:name="Группа_3">
          <draw:custom-shape draw:name="Кружок_9" draw:style-name="gr17" draw:text-style-name="P18" draw:layer="layout" svg:width="0.175cm" svg:height="0.175cm" svg:x="15.291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0" draw:style-name="gr17" draw:text-style-name="P18" draw:layer="layout" svg:width="0.175cm" svg:height="0.175cm" svg:x="15.6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1" draw:style-name="gr17" draw:text-style-name="P18" draw:layer="layout" svg:width="0.175cm" svg:height="0.175cm" svg:x="15.908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4" draw:style-name="gr18" draw:text-style-name="P20" draw:layer="layout" svg:width="10.867cm" svg:height="1.458cm" svg:x="8.912cm" svg:y="12.661cm">
          <text:p text:style-name="P19"><text:span text:style-name="T6">Percona Distribution for </text:span><text:span text:style-name="T7">PostgreSQL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IN Alternate Bold1" svg:font-family="'DIN Alternate Bold'"/>
    <style:font-face style:name="DIN Alternate Bold" svg:font-family="'DIN Alternate Bold'" style:font-pitch="variable"/>
    <style:font-face style:name="Liberation Sans1" svg:font-family="'Liberation Sans'" style:font-pitch="variable"/>
    <style:font-face style:name="Microsoft YaHei" svg:font-family="'Microsoft YaHei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aHei1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30T19:12:05.118822151</meta:creation-date>
    <dc:date>2021-08-10T13:50:12.988035939</dc:date>
    <meta:editing-duration>PT11M29S</meta:editing-duration>
    <meta:editing-cycles>4</meta:editing-cycles>
    <meta:generator>LibreOffice/7.1.5.2$Linux_X86_64 LibreOffice_project/10$Build-2</meta:generator>
    <meta:document-statistic meta:object-count="35"/>
  </office:meta>
</office:document-meta>
</file>